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AYALA AYALA CARMEN</text:span></text:p>
      <text:p text:style-name="P3"><text:span text:style-name="T6">CANT. TOTAL DE CAJAS: 61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PONEDORAS SAC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61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CRUCE APLAO</text:span></text:p>
      <text:p text:style-name="P6"/>
      <text:p text:style-name="P6">Recojo: <text:span text:style-name="T3">AYALA AYALA CARMEN</text:span></text:p>
      <text:p text:style-name="P6">Recojo: <text:span text:style-name="T3">OMAR FERNANDO FLORES LUNA</text:span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0T23:48:54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